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56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86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21cm" fo:break-before="auto" style:use-optimal-row-height="true"/>
    </style:style>
    <style:style style:name="ro12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2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2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17" style:family="table-cell" style:parent-style-name="Default">
      <style:table-cell-properties fo:background-color="#dddddd"/>
    </style:style>
    <style:style style:name="ce14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4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4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46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4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background-color="#dee6ef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9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ackground-color="#dee6ef"/>
    </style:style>
    <style:style style:name="ce15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3" style:family="table-cell" style:parent-style-name="Default">
      <style:table-cell-properties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4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ackground-color="#f6f9d4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6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77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78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7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76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8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="0.74pt solid #000000"/>
      <style:text-properties style:font-name="굴림" style:font-name-asian="굴림"/>
    </style:style>
    <style:style style:name="ce84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4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2"/>
        <table:table-column table:style-name="co10" table:default-cell-style-name="ce132"/>
        <table:table-column table:style-name="co11" table:default-cell-style-name="ce132"/>
        <table:table-column table:style-name="co12" table:default-cell-style-name="ce85"/>
        <table:table-column table:style-name="co13" table:default-cell-style-name="ce117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24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32" office:value-type="string" calcext:value-type="string">
            <text:p>게임 링크</text:p>
          </table:table-cell>
          <table:table-cell table:style-name="ce32" office:value-type="string" calcext:value-type="string">
            <text:p>출시년도</text:p>
          </table:table-cell>
          <table:table-cell table:style-name="ce32" office:value-type="string" calcext:value-type="string">
            <text:p>장르</text:p>
          </table:table-cell>
          <table:table-cell table:style-name="ce8" office:value-type="string" calcext:value-type="string">
            <text:p>개발사 / 개발자 1</text:p>
          </table:table-cell>
          <table:table-cell table:style-name="ce70" office:value-type="string" calcext:value-type="string">
            <text:p>개발사 / 개발자 2</text:p>
          </table:table-cell>
          <table:table-cell table:style-name="ce32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24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54" table:content-validation-name="val2" office:value-type="string" calcext:value-type="string">
            <text:p>dummy</text:p>
          </table:table-cell>
          <table:table-cell table:style-name="ce38" table:content-validation-name="val2"/>
          <table:table-cell table:style-name="ce38" table:content-validation-name="val3" office:value-type="string" calcext:value-type="string">
            <text:p>dummy</text:p>
          </table:table-cell>
          <table:table-cell table:style-name="ce38" table:content-validation-name="val3" table:number-columns-repeated="2"/>
          <table:table-cell table:style-name="ce26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37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37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7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189">
            <calcext:condition calcext:apply-style-name="Error" calcext:value="duplicate" calcext:base-cell-address="list.B3"/>
          </calcext:conditional-format>
          <calcext:conditional-format calcext:target-range-address="list.C3:list.C189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69"/>
        <table:table-column table:style-name="co16" table:default-cell-style-name="ce151"/>
        <table:table-column table:style-name="co17" table:default-cell-style-name="Default"/>
        <table:table-column table:style-name="co18" table:default-cell-style-name="ce132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42" office:value-type="string" calcext:value-type="string">
            <text:p>개발사 이름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Social Media 3</text:p>
          </table:table-cell>
        </table:table-row>
        <table:table-row table:style-name="ro1">
          <table:table-cell table:style-name="ce143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인천광역시 부평구 부평대로 293 부평테크시티 909호( 대표 이현정 )</text:p>
          </table:table-cell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2oclocksoft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5minlab Corp.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Action Square(STUDIO HG)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Action Square(Studio HG)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Afeel inc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Al Fine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ALIVE Inc.</text:p>
          </table:table-cell>
          <table:table-cell table:style-name="ce148" office:value-type="string" calcext:value-type="string">
            <text:p>경기도 수원시 영통구 광교중앙로 170 301호 얼라이브 게임 스튜디오</text:p>
          </table:table-cell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ALLAF GAMES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Alpheratz*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ALTARI GAMES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ASTEROID-J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AvoCavo</text:p>
          </table:table-cell>
          <table:table-cell table:style-name="ce149"/>
          <table:table-cell table:style-name="ce152"/>
          <table:table-cell table:style-name="ce155"/>
          <table:table-cell table:style-name="ce153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3" office:value-type="string" calcext:value-type="string">
            <text:p>base0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BK dddDang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Buff Studio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CandLE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Cassel Games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CFK Co., Ltd.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Ch.ZBK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Chalkseagull</text:p>
          </table:table-cell>
          <table:table-cell table:style-name="ce149"/>
          <table:table-cell table:style-name="ce152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Codename Bom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Cogoo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CushKim</text:p>
          </table:table-cell>
          <table:table-cell table:style-name="ce149"/>
          <table:table-cell table:style-name="ce152"/>
          <table:table-cell table:style-name="ce155"/>
          <table:table-cell table:style-name="ce103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3" office:value-type="string" calcext:value-type="string">
            <text:p>DakeCraft</text:p>
          </table:table-cell>
          <table:table-cell table:style-name="ce149"/>
          <table:table-cell table:style-name="ce103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80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03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3" office:value-type="string" calcext:value-type="string">
            <text:p>Dandylion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Darong Studio</text:p>
          </table:table-cell>
          <table:table-cell table:style-name="ce148" office:value-type="string" calcext:value-type="string">
            <text:p>경기도 성남시 분당구 성남대로331번길 8, 19층 (정자동,킨스타워)</text:p>
          </table:table-cell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DECATREE GAMES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DeerFarm</text:p>
          </table:table-cell>
          <table:table-cell table:style-name="ce149"/>
          <table:table-cell table:style-name="ce152"/>
          <table:table-cell table:style-name="ce156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Devespresso Games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Devmaru Inc.</text:p>
          </table:table-cell>
          <table:table-cell table:style-name="ce149" office:value-type="string" calcext:value-type="string">
            <text:p>경기도 용인시 수지구 신수로 767 분당수지U타워 a동 1701호</text:p>
          </table:table-cell>
          <table:table-cell table:style-name="ce103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Dizcon</text:p>
          </table:table-cell>
          <table:table-cell table:style-name="ce149" office:value-type="string" calcext:value-type="string">
            <text:p>부산광역시 사상구 주례로 47, 동서대학교 시티엘관(15번건물) 104호</text:p>
          </table:table-cell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DOTORIS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dummy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Embark Studios</text:p>
          </table:table-cell>
          <table:table-cell table:style-name="ce149"/>
          <table:table-cell table:style-name="ce153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feemodev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1">
          <table:table-cell table:style-name="ce143" office:value-type="string" calcext:value-type="string">
            <text:p>FLINT</text:p>
          </table:table-cell>
          <table:table-cell table:style-name="ce148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FrogParty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G1 Playground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GlassCats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HandMade Game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Hardtalk Studio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Hoochoo Game Studios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Ice Shovel Soft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IKINAGAMES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Indev-studio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INDICAVA INTERACTIVE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IndigoBlue Game Studio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IRONMACE 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jacktostudios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Jaemin Park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Jaesung Kim, Jongseop Lee, Hyunggu Han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Jamong Inc.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Jellypig Games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JellySnow Studio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Kena MAKF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KIWIWALKS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KRAFTON, Inc.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LeeBbunsik</text:p>
          </table:table-cell>
          <table:table-cell table:style-name="ce149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3" office:value-type="string" calcext:value-type="string">
            <text:p>Lyrebird Studio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MACKINN7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3">
          <table:table-cell table:style-name="ce143" office:value-type="string" calcext:value-type="string">
            <text:p>Magic Cube</text:p>
          </table:table-cell>
          <table:table-cell table:style-name="ce149" office:value-type="string" calcext:value-type="string">
            <text:p>1219,Bucksan e-Centum Class One, 99, Centum dong-ro,</text:p>
            <text:p>Haeundae-gu, Busan, Korea</text:p>
          </table:table-cell>
          <table:table-cell table:style-name="ce152"/>
          <table:table-cell table:style-name="ce155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Matthewstone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Megusta Game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Metacraft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MidnightWorks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MINTROCKET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MME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Monster Guide inc.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Moonlab Studio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Nanali Studios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Neonovice Co., Ltd.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NEOPOPCORN Corp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NEOWIZ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Nimble Neuron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Nomary</text:p>
          </table:table-cell>
          <table:table-cell table:style-name="ce149"/>
          <table:table-cell table:style-name="ce152"/>
          <table:table-cell table:style-name="ce155"/>
          <table:table-cell table:style-name="ce103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3" office:value-type="string" calcext:value-type="string">
            <text:p>Ocean Drive Studio, Inc.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Onfire Games</text:p>
          </table:table-cell>
          <table:table-cell table:style-name="ce149"/>
          <table:table-cell table:style-name="ce103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ooze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OutsiderKids Corp.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P.S.B (iNsOoL)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Palmsoft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Parange Project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PiedPipers Team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Pixellore Inc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PokPoong Games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ProjectMoon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PUMPKIM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QuattroGear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RainbowStudio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REMIMORY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REXECHO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Rootless Studio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Rootnstudio Ltd.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SEROSOO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Shedin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Sinkhole Studio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Somi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SONNORI Corp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3" office:value-type="string" calcext:value-type="string">
            <text:p>Southpaw Games Co., Ltd.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Sparky Studios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SPRING Games</text:p>
          </table:table-cell>
          <table:table-cell table:style-name="ce149"/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SQUARE PIXELS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2">
          <table:table-cell table:style-name="ce144" office:value-type="string" calcext:value-type="string">
            <text:p>Starlike Inc.</text:p>
          </table:table-cell>
          <table:table-cell table:style-name="ce148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Striking Distance Studios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Studio Doodal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STUDIO HG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Studio LEF</text:p>
          </table:table-cell>
          <table:table-cell table:style-name="ce149"/>
          <table:table-cell table:style-name="ce152"/>
          <table:table-cell table:style-name="ce15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4" office:value-type="string" calcext:value-type="string">
            <text:p>Studio Sott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3">
          <table:table-cell table:style-name="ce144" office:value-type="string" calcext:value-type="string">
            <text:p>Sujin Ri, Marcos Arroyo, Seona Lee, Somi Lee, Sohyeon Jeon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3">
          <table:table-cell table:style-name="ce144" office:value-type="string" calcext:value-type="string">
            <text:p>Sujin Ri, Yunjeong Yun, Hyein Go, Minsu Ock, Marcos Arroyo, Seona Lee, Sohyeon Jeon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Sunflo Labs</text:p>
          </table:table-cell>
          <table:table-cell table:style-name="ce149"/>
          <table:table-cell table:style-name="ce103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SUNNY SIDE UP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4">
          <table:table-cell table:style-name="ce144" office:value-type="string" calcext:value-type="string">
            <text:p>TALESSHOP Co., Ltd.</text:p>
          </table:table-cell>
          <table:table-cell table:style-name="ce149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TEAM 217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Team ETTU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Team Gypsophila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TEAM HORAY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Team Monad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Team Samoyed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TeamSuneat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Teemo Soft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Tinogames Inc.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Turtle Cream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Uneducated Game Studio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Valsar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6">
          <table:table-cell table:style-name="ce144" office:value-type="string" calcext:value-type="string">
            <text:p>WAFFLE GAMES</text:p>
          </table:table-cell>
          <table:table-cell table:style-name="ce148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WIDStudio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WONDER POTION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XINESS Co,. Ltd.</text:p>
          </table:table-cell>
          <table:table-cell table:style-name="ce148" office:value-type="string" calcext:value-type="string">
            <text:p>서울 구로구 디지털로33길 11, 503호</text:p>
          </table:table-cell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YGGDRASIL STUDIO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ZZICON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 office:value-type="string" calcext:value-type="string">
            <text:p>깡토 스튜디오</text:p>
          </table:table-cell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>
          <table:table-cell table:style-name="ce144"/>
          <table:table-cell table:style-name="ce149"/>
          <table:table-cell table:style-name="ce152"/>
          <table:table-cell table:style-name="ce155"/>
          <table:table-cell table:style-name="ce152" table:number-columns-repeated="3"/>
        </table:table-row>
        <table:table-row table:style-name="ro1" table:number-rows-repeated="7">
          <table:table-cell table:style-name="ce145"/>
          <table:table-cell table:style-name="ce150"/>
          <table:table-cell table:style-name="ce154"/>
          <table:table-cell table:style-name="ce157"/>
          <table:table-cell table:style-name="ce154" table:number-columns-repeated="3"/>
        </table:table-row>
        <table:table-row table:style-name="ro1" table:number-rows-repeated="861">
          <table:table-cell table:style-name="ce146"/>
          <table:table-cell table:number-columns-repeated="6"/>
        </table:table-row>
        <table:table-row table:style-name="ro1" table:number-rows-repeated="1047572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developer.A2:developer.A101">
            <calcext:condition calcext:apply-style-name="Error" calcext:value="duplicate" calcext:base-cell-address="developer.A2"/>
          </calcext:conditional-format>
          <calcext:conditional-format calcext:target-range-address="developer.A1:developer.A1003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2" table:default-cell-style-name="ce84"/>
        <table:table-column table:style-name="co14" table:default-cell-style-name="ce85"/>
        <table:table-row table:style-name="ro1">
          <table:table-cell table:style-name="ce63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77" office:value-type="string" calcext:value-type="string">
            <text:p>dummy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10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10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Al Fin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AvoCav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base0</text:p>
          </table:table-cell>
          <table:table-cell/>
        </table:table-row>
        <table:table-row table:style-name="ro1">
          <table:table-cell table:style-name="ce110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10" office:value-type="string" calcext:value-type="string">
            <text:p>CandLE</text:p>
          </table:table-cell>
          <table:table-cell/>
        </table:table-row>
        <table:table-row table:style-name="ro1">
          <table:table-cell table:style-name="ce110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76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10" office:value-type="string" calcext:value-type="string">
            <text:p>Ch.ZBK</text:p>
          </table:table-cell>
          <table:table-cell/>
        </table:table-row>
        <table:table-row table:style-name="ro1">
          <table:table-cell table:style-name="ce110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10" office:value-type="string" calcext:value-type="string">
            <text:p>Cogo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CRES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10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10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10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82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10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10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Headup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10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10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10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10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10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82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82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10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10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ME</text:p>
          </table:table-cell>
          <table:table-cell/>
        </table:table-row>
        <table:table-row table:style-name="ro1">
          <table:table-cell table:style-name="ce110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10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76" office:value-type="string" calcext:value-type="string">
            <text:p>NEOWIZ</text:p>
          </table:table-cell>
          <table:table-cell/>
        </table:table-row>
        <table:table-row table:style-name="ro1">
          <table:table-cell table:style-name="ce110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10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10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10" office:value-type="string" calcext:value-type="string">
            <text:p>Pqube</text:p>
          </table:table-cell>
          <table:table-cell/>
        </table:table-row>
        <table:table-row table:style-name="ro1">
          <table:table-cell table:style-name="ce110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10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10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82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EROSO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hedin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10" office:value-type="string" calcext:value-type="string">
            <text:p>Somi</text:p>
          </table:table-cell>
          <table:table-cell/>
        </table:table-row>
        <table:table-row table:style-name="ro1">
          <table:table-cell table:style-name="ce110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10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10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10" office:value-type="string" calcext:value-type="string">
            <text:p>TBA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10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10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10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Valsar</text:p>
          </table:table-cell>
          <table:table-cell/>
        </table:table-row>
        <table:table-row table:style-name="ro1">
          <table:table-cell table:style-name="ce110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83"/>
          <table:table-cell/>
        </table:table-row>
        <table:table-row table:style-name="ro1" table:number-rows-repeated="104837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publisher.A2:publisher.A20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02" table:on-update-keep-styles="true" table:on-update-keep-size="false"/>
        <table:database-range table:name="developer_table" table:target-range-address="developer.A2:developer.F1002" table:on-update-keep-styles="true" table:on-update-keep-size="false"/>
        <table:database-range table:name="game_table" table:target-range-address="list.B168:list.C169" table:on-update-keep-styles="true" table:on-update-keep-size="false"/>
        <table:database-range table:name="publisher_name_list" table:target-range-address="publisher.A2:publisher.A1000" table:on-update-keep-styles="true" table:on-update-keep-size="false"/>
        <table:database-range table:name="__Anonymous_Sheet_DB__0" table:target-range-address="list.B2:list.I18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4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3:publisher.A1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/00/0000</text:date>, <text:time style:data-style-name="N2" text:time-value="19:03:43.15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04T19:06:10.512000000</dc:date>
    <meta:editing-duration>P1DT16H38M8S</meta:editing-duration>
    <meta:editing-cycles>593</meta:editing-cycles>
    <meta:document-statistic meta:table-count="3" meta:cell-count="173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+ 1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